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pple Braille" svg:font-family="'Apple Braille'" style:font-pitch="variable" style:font-charset="x-symbol"/>
    <style:font-face style:name="Adobe Caslon Pro" svg:font-family="'Adobe Caslon Pro'" style:font-pitch="variable"/>
    <style:font-face style:name="Adobe Devanagari" svg:font-family="'Adobe Devanagari'" style:font-pitch="variable"/>
    <style:font-face style:name="Adobe Hebrew" svg:font-family="'Adobe Hebrew'" style:font-pitch="variable"/>
    <style:font-face style:name="Apple SD Gothic Neo" svg:font-family="'Apple SD Gothic Neo'" style:font-pitch="variable"/>
    <style:font-face style:name="Avenir" svg:font-family="Avenir" style:font-pitch="variable"/>
    <style:font-face style:name="Baskerville" svg:font-family="Baskerville" style:font-pitch="variable"/>
    <style:font-face style:name="Beirut" svg:font-family="Beirut" style:font-pitch="variable"/>
    <style:font-face style:name="Didot" svg:font-family="Didot" style:font-pitch="variable"/>
    <style:font-face style:name="Geeza Pro" svg:font-family="'Geeza Pro'" style:font-pitch="variable"/>
    <style:font-face style:name="Helvetica Neue" svg:font-family="'Helvetica Neue'" style:font-pitch="variable"/>
    <style:font-face style:name="Iowan Old Style" svg:font-family="'Iowan Old Style'" style:font-pitch="variable"/>
    <style:font-face style:name="Lantinghei TC" svg:font-family="'Lantinghei TC'" style:font-pitch="variable"/>
    <style:font-face style:name="Arial" svg:font-family="Arial" style:font-family-generic="swiss" style:font-pitch="variable"/>
    <style:font-face style:name="Gill Sans" svg:font-family="'Gill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4744in"/>
    </style:style>
    <style:style style:name="co3" style:family="table-column">
      <style:table-column-properties fo:break-before="auto" style:column-width="0.4484in"/>
    </style:style>
    <style:style style:name="co4" style:family="table-column">
      <style:table-column-properties fo:break-before="auto" style:column-width="0.4835in"/>
    </style:style>
    <style:style style:name="co5" style:family="table-column">
      <style:table-column-properties fo:break-before="auto" style:column-width="0.4311in"/>
    </style:style>
    <style:style style:name="co6" style:family="table-column">
      <style:table-column-properties fo:break-before="auto" style:column-width="0.4138in"/>
    </style:style>
    <style:style style:name="co7" style:family="table-column">
      <style:table-column-properties fo:break-before="auto" style:column-width="0.5091in"/>
    </style:style>
    <style:style style:name="co8" style:family="table-column">
      <style:table-column-properties fo:break-before="auto" style:column-width="0.4917in"/>
    </style:style>
    <style:style style:name="co9" style:family="table-column">
      <style:table-column-properties fo:break-before="auto" style:column-width="0.6555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ro3" style:family="table-row">
      <style:table-row-properties style:row-height="0.237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padding="0.028in" style:vertical-align="middle"/>
      <style:paragraph-properties fo:text-align="center"/>
      <style:text-properties style:font-name="Baskerville" fo:font-size="9pt" style:font-size-asian="9pt" style:font-size-complex="9pt"/>
    </style:style>
    <style:style style:name="ce2" style:family="table-cell" style:parent-style-name="Default">
      <style:table-cell-properties fo:background-color="#0084d1" style:text-align-source="fix" style:repeat-content="false" fo:border="0.0008in solid #000000" fo:padding="0.028in" style:vertical-align="middle"/>
      <style:paragraph-properties fo:text-align="end" fo:margin-left="0in"/>
      <style:text-properties fo:color="#ffffff" style:font-name="Baskerville" fo:font-size="9pt" style:font-size-asian="9pt" style:font-size-complex="9pt"/>
    </style:style>
    <style:style style:name="ce3" style:family="table-cell" style:parent-style-name="Default">
      <style:table-cell-properties fo:background-color="#333333" style:text-align-source="fix" style:repeat-content="false" fo:border="0.0008in solid #000000" fo:padding="0.028in" style:vertical-align="middle"/>
      <style:paragraph-properties fo:text-align="center" fo:margin-left="0in"/>
      <style:text-properties style:font-name="Baskerville" fo:font-size="9pt" style:font-size-asian="9pt" style:font-size-complex="9pt"/>
    </style:style>
    <style:style style:name="ce4" style:family="table-cell" style:parent-style-name="Default">
      <style:table-cell-properties fo:border-bottom="0.0008in solid #000000" fo:background-color="#666666" style:text-align-source="fix" style:repeat-content="false" fo:border-left="0.0008in solid #000000" fo:padding="0.028in" fo:border-right="0.0346in solid #000000" fo:border-top="0.0008in solid #000000" style:vertical-align="middle"/>
      <style:paragraph-properties fo:text-align="center" fo:margin-left="0in"/>
      <style:text-properties fo:color="#ffffff" style:font-name="Baskerville" fo:font-size="9pt" style:font-size-asian="9pt" style:font-size-complex="9pt"/>
    </style:style>
    <style:style style:name="ce5" style:family="table-cell" style:parent-style-name="Default">
      <style:table-cell-properties fo:background-color="#dddddd" style:text-align-source="fix" style:repeat-content="false" fo:border="0.0008in solid #000000" fo:padding="0.028in" style:vertical-align="middle"/>
      <style:paragraph-properties fo:text-align="center" fo:margin-left="0in"/>
      <style:text-properties style:font-name="Baskerville"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 fo:border="0.0008in solid #000000" fo:padding="0.028in" style:vertical-align="middle"/>
      <style:paragraph-properties fo:text-align="center" fo:margin-left="0in"/>
      <style:text-properties style:font-name="Baskerville" fo:font-size="9pt" style:font-size-asian="9pt" style:font-size-complex="9pt"/>
    </style:style>
    <style:style style:name="ce7" style:family="table-cell" style:parent-style-name="Default">
      <style:table-cell-properties fo:border-bottom="0.0008in solid #000000" fo:background-color="#666666" style:text-align-source="fix" style:repeat-content="false" fo:border-left="0.0008in solid #000000" fo:padding="0.028in" fo:border-right="0.0346in solid #000000" fo:border-top="none" style:vertical-align="middle"/>
      <style:paragraph-properties fo:text-align="center" fo:margin-left="0in"/>
      <style:text-properties fo:color="#ffffff" style:font-name="Baskerville" fo:font-size="9pt" style:font-size-asian="9pt" style:font-size-complex="9pt"/>
    </style:style>
    <style:style style:name="ce8" style:family="table-cell" style:parent-style-name="Default">
      <style:table-cell-properties fo:background-color="#666666" style:text-align-source="fix" style:repeat-content="false" fo:border="0.0008in solid #000000" fo:padding="0.028in" style:vertical-align="middle"/>
      <style:paragraph-properties fo:text-align="center"/>
      <style:text-properties fo:color="#ffffff" style:font-name="Baskerville" fo:font-size="9pt" style:font-size-asian="9pt" style:font-size-complex="9pt"/>
    </style:style>
    <style:style style:name="ce9" style:family="table-cell" style:parent-style-name="Default">
      <style:table-cell-properties fo:border-bottom="0.0008in solid #000000" fo:background-color="#666666" style:text-align-source="fix" style:repeat-content="false" fo:border-left="none" fo:padding="0.028in" fo:border-right="none" fo:border-top="none" style:vertical-align="middle"/>
      <style:paragraph-properties fo:text-align="center"/>
      <style:text-properties fo:color="#ffffff" style:font-name="Baskerville" fo:font-size="9pt" style:font-size-asian="9pt" style:font-size-complex="9pt"/>
    </style:style>
    <style:style style:name="ce10" style:family="table-cell" style:parent-style-name="Default">
      <style:table-cell-properties fo:border-bottom="0.0008in solid #000000" fo:background-color="#666666" style:text-align-source="fix" style:repeat-content="false" fo:border-left="0.0008in solid #000000" fo:padding="0.028in" fo:border-right="0.0346in solid #000000" fo:border-top="0.0008in solid #000000" style:vertical-align="middle"/>
      <style:paragraph-properties fo:text-align="center"/>
      <style:text-properties fo:color="#ffffff" style:font-name="Baskerville" fo:font-size="9pt" style:font-size-asian="9pt" style:font-size-complex="9pt"/>
    </style:style>
    <style:style style:name="ce11" style:family="table-cell" style:parent-style-name="Default">
      <style:table-cell-properties fo:border-bottom="0.0008in solid #000000" fo:background-color="#dddddd" style:text-align-source="fix" style:repeat-content="false" fo:border-left="0.0008in solid #000000" fo:padding="0.028in" fo:border-right="0.0346in solid #000000" fo:border-top="0.0008in solid #000000" style:vertical-align="middle"/>
      <style:paragraph-properties fo:text-align="center" fo:margin-left="0in"/>
      <style:text-properties style:font-name="Baskerville" fo:font-size="9pt" style:font-size-asian="9pt" style:font-size-complex="9pt"/>
    </style:style>
    <style:style style:name="ce12" style:family="table-cell" style:parent-style-name="Default">
      <style:table-cell-properties fo:border-bottom="0.0008in solid #000000" style:text-align-source="fix" style:repeat-content="false" fo:border-left="0.0008in solid #000000" fo:padding="0.028in" fo:border-right="0.0346in solid #000000" fo:border-top="0.0008in solid #000000" style:vertical-align="middle"/>
      <style:paragraph-properties fo:text-align="center" fo:margin-left="0in"/>
      <style:text-properties style:font-name="Baskerville" fo:font-size="9pt" style:font-size-asian="9pt" style:font-size-complex="9pt"/>
    </style:style>
    <style:style style:name="ce13" style:family="table-cell" style:parent-style-name="Default">
      <style:table-cell-properties fo:border-bottom="0.0008in solid #000000" fo:background-color="#666666" style:text-align-source="fix" style:repeat-content="false" fo:border-left="none" fo:padding="0.028in" fo:border-right="0.0346in solid #000000" fo:border-top="none" style:vertical-align="middle"/>
      <style:paragraph-properties fo:text-align="center"/>
      <style:text-properties fo:color="#ffffff" style:font-name="Baskerville" fo:font-size="9pt" style:font-size-asian="9pt" style:font-size-complex="9pt"/>
    </style:style>
    <style:style style:name="ce14" style:family="table-cell" style:parent-style-name="Default">
      <style:table-cell-properties fo:border-bottom="0.0008in solid #000000" fo:background-color="#666666" style:text-align-source="fix" style:repeat-content="false" fo:border-left="0.0008in solid #000000" fo:padding="0.028in" fo:border-right="0.0346in solid #000000" fo:border-top="none" style:vertical-align="middle"/>
      <style:paragraph-properties fo:text-align="center"/>
      <style:text-properties fo:color="#ffffff" style:font-name="Baskerville" fo:font-size="9pt" style:font-size-asian="9pt" style:font-size-complex="9pt"/>
    </style:style>
    <style:style style:name="ce15" style:family="table-cell" style:parent-style-name="Default">
      <style:table-cell-properties fo:border-bottom="0.0008in solid #000000" fo:background-color="#666666" style:text-align-source="fix" style:repeat-content="false" fo:border-left="0.0008in solid #000000" fo:padding="0.028in" fo:border-right="0.0008in solid #000000" fo:border-top="none" style:vertical-align="middle"/>
      <style:paragraph-properties fo:text-align="center"/>
      <style:text-properties fo:color="#ffffff" style:font-name="Baskerville" fo:font-size="9pt" style:font-size-asian="9pt" style:font-size-complex="9pt"/>
    </style:style>
    <style:style style:name="ce16" style:family="table-cell" style:parent-style-name="Default" style:data-style-name="N116">
      <style:table-cell-properties style:text-align-source="fix" style:repeat-content="false" fo:border="0.0008in solid #000000" fo:padding="0.028in" style:vertical-align="middle"/>
      <style:paragraph-properties fo:text-align="center" fo:margin-left="0in"/>
      <style:text-properties style:font-name="Baskerville" fo:font-size="9pt" style:font-size-asian="9pt" style:font-size-complex="9pt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table:number-columns-repeated="12"/>
        </table:table-row>
        <table:table-row table:style-name="ro2">
          <table:table-cell/>
          <table:table-cell table:style-name="ce1"/>
          <table:table-cell table:style-name="ce3" office:value-type="string" table:number-columns-spanned="10" table:number-rows-spanned="1">
            <text:p>DEV SET</text:p>
          </table:table-cell>
          <table:covered-table-cell table:number-columns-repeated="9" table:style-name="ce1"/>
        </table:table-row>
        <table:table-row table:style-name="ro3">
          <table:table-cell/>
          <table:table-cell table:style-name="ce1"/>
          <table:table-cell table:style-name="ce4" office:value-type="string" table:number-columns-spanned="3" table:number-rows-spanned="1">
            <text:p>MUC</text:p>
          </table:table-cell>
          <table:covered-table-cell table:style-name="ce8"/>
          <table:covered-table-cell table:style-name="ce10"/>
          <table:table-cell table:style-name="ce4" office:value-type="string" table:number-columns-spanned="3" table:number-rows-spanned="1">
            <text:p>B<text:span text:style-name="T1">3</text:span></text:p>
          </table:table-cell>
          <table:covered-table-cell table:style-name="ce8"/>
          <table:covered-table-cell table:style-name="ce10"/>
          <table:table-cell table:style-name="ce14" office:value-type="string" table:number-columns-spanned="3" table:number-rows-spanned="1">
            <text:p>CEAF<text:span text:style-name="T2">e</text:span></text:p>
          </table:table-cell>
          <table:covered-table-cell table:style-name="ce15"/>
          <table:covered-table-cell table:style-name="ce14"/>
          <table:table-cell table:style-name="ce8" office:value-type="string">
            <text:p>CoNLL</text:p>
          </table:table-cell>
        </table:table-row>
        <table:table-row table:style-name="ro2">
          <table:table-cell/>
          <table:table-cell table:style-name="ce1"/>
          <table:table-cell table:style-name="ce5" office:value-type="string">
            <text:p>P</text:p>
          </table:table-cell>
          <table:table-cell table:style-name="ce5" office:value-type="string">
            <text:p>R</text:p>
          </table:table-cell>
          <table:table-cell table:style-name="ce11" office:value-type="string">
            <text:p>F1</text:p>
          </table:table-cell>
          <table:table-cell table:style-name="ce5" office:value-type="string">
            <text:p>P</text:p>
          </table:table-cell>
          <table:table-cell table:style-name="ce5" office:value-type="string">
            <text:p>R</text:p>
          </table:table-cell>
          <table:table-cell table:style-name="ce11" office:value-type="string">
            <text:p>F1</text:p>
          </table:table-cell>
          <table:table-cell table:style-name="ce5" office:value-type="string">
            <text:p>P</text:p>
          </table:table-cell>
          <table:table-cell table:style-name="ce5" office:value-type="string">
            <text:p>R</text:p>
          </table:table-cell>
          <table:table-cell table:style-name="ce11" office:value-type="string">
            <text:p>F1</text:p>
          </table:table-cell>
          <table:table-cell table:style-name="ce5" office:value-type="string">
            <text:p>F1</text:p>
          </table:table-cell>
        </table:table-row>
        <table:table-row table:style-name="ro2">
          <table:table-cell/>
          <table:table-cell table:style-name="ce2" office:value-type="string">
            <text:p>samelemma</text:p>
          </table:table-cell>
          <table:table-cell table:style-name="ce6" office:value-type="float" office:value="90.7">
            <text:p>90.7</text:p>
          </table:table-cell>
          <table:table-cell table:style-name="ce6" office:value-type="float" office:value="84.9">
            <text:p>84.9</text:p>
          </table:table-cell>
          <table:table-cell table:style-name="ce12" office:value-type="float" office:value="87.7">
            <text:p>87.7</text:p>
          </table:table-cell>
          <table:table-cell table:style-name="ce6" office:value-type="float" office:value="65.9">
            <text:p>65.9</text:p>
          </table:table-cell>
          <table:table-cell table:style-name="ce6" office:value-type="float" office:value="65.5">
            <text:p>65.5</text:p>
          </table:table-cell>
          <table:table-cell table:style-name="ce12" office:value-type="float" office:value="65.7">
            <text:p>65.7</text:p>
          </table:table-cell>
          <table:table-cell table:style-name="ce6" office:value-type="float" office:value="41.9">
            <text:p>41.9</text:p>
          </table:table-cell>
          <table:table-cell table:style-name="ce6" office:value-type="float" office:value="64.2">
            <text:p>64.2</text:p>
          </table:table-cell>
          <table:table-cell table:style-name="ce12" office:value-type="float" office:value="50.7">
            <text:p>50.7</text:p>
          </table:table-cell>
          <table:table-cell table:style-name="ce16" table:formula="of:=AVERAGE([.E5];[.H5];[.K5])" office:value-type="float" office:value="68.0333333333333">
            <text:p>68.0</text:p>
          </table:table-cell>
        </table:table-row>
        <table:table-row table:style-name="ro2">
          <table:table-cell/>
          <table:table-cell table:style-name="ce2" office:value-type="string">
            <text:p>samehead</text:p>
          </table:table-cell>
          <table:table-cell table:style-name="ce6" office:value-type="float" office:value="90.7">
            <text:p>90.7</text:p>
          </table:table-cell>
          <table:table-cell table:style-name="ce6" office:value-type="float" office:value="85.2">
            <text:p>85.2</text:p>
          </table:table-cell>
          <table:table-cell table:style-name="ce12" office:value-type="float" office:value="87.9">
            <text:p>87.9</text:p>
          </table:table-cell>
          <table:table-cell table:style-name="ce6" office:value-type="float" office:value="65.8">
            <text:p>65.8</text:p>
          </table:table-cell>
          <table:table-cell table:style-name="ce6" office:value-type="float" office:value="65.5">
            <text:p>65.5</text:p>
          </table:table-cell>
          <table:table-cell table:style-name="ce12" office:value-type="float" office:value="65.7">
            <text:p>65.7</text:p>
          </table:table-cell>
          <table:table-cell table:style-name="ce6" office:value-type="float" office:value="42.5">
            <text:p>42.5</text:p>
          </table:table-cell>
          <table:table-cell table:style-name="ce6" office:value-type="float" office:value="64.2">
            <text:p>64.2</text:p>
          </table:table-cell>
          <table:table-cell table:style-name="ce12" office:value-type="float" office:value="51.1">
            <text:p>51.1</text:p>
          </table:table-cell>
          <table:table-cell table:style-name="ce16" table:formula="of:=AVERAGE([.E6];[.H6];[.K6])" office:value-type="float" office:value="68.2333333333333">
            <text:p>68.2</text:p>
          </table:table-cell>
        </table:table-row>
        <table:table-row table:style-name="ro2">
          <table:table-cell/>
          <table:table-cell table:style-name="ce2" office:value-type="string">
            <text:p>HDDCRP</text:p>
          </table:table-cell>
          <table:table-cell table:style-name="ce6" office:value-type="float" office:value="95.8">
            <text:p>95.8</text:p>
          </table:table-cell>
          <table:table-cell table:style-name="ce6" office:value-type="float" office:value="88.2">
            <text:p>88.2</text:p>
          </table:table-cell>
          <table:table-cell table:style-name="ce12" office:value-type="float" office:value="91.9">
            <text:p>91.9</text:p>
          </table:table-cell>
          <table:table-cell table:style-name="ce6" office:value-type="float" office:value="79.6">
            <text:p>79.6</text:p>
          </table:table-cell>
          <table:table-cell table:style-name="ce6" office:value-type="float" office:value="72.1">
            <text:p>72.1</text:p>
          </table:table-cell>
          <table:table-cell table:style-name="ce12" office:value-type="float" office:value="75.6">
            <text:p>75.6</text:p>
          </table:table-cell>
          <table:table-cell table:style-name="ce6" office:value-type="float" office:value="44.8">
            <text:p>44.8</text:p>
          </table:table-cell>
          <table:table-cell table:style-name="ce6" office:value-type="float" office:value="74.4">
            <text:p>74.4</text:p>
          </table:table-cell>
          <table:table-cell table:style-name="ce12" office:value-type="float" office:value="55.9">
            <text:p>55.9</text:p>
          </table:table-cell>
          <table:table-cell table:style-name="ce16" table:formula="of:=AVERAGE([.E7];[.H7];[.K7])" office:value-type="float" office:value="74.4666666666667">
            <text:p>74.5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2">
          <table:table-cell/>
          <table:table-cell table:style-name="ce1"/>
          <table:table-cell table:style-name="ce3" office:value-type="string" table:number-columns-spanned="10" table:number-rows-spanned="1">
            <text:p>TEST SET</text:p>
          </table:table-cell>
          <table:covered-table-cell table:number-columns-repeated="9" table:style-name="ce1"/>
        </table:table-row>
        <table:table-row table:style-name="ro3">
          <table:table-cell/>
          <table:table-cell table:style-name="ce1"/>
          <table:table-cell table:style-name="ce7" office:value-type="string" table:number-columns-spanned="3" table:number-rows-spanned="1">
            <text:p>MUC</text:p>
          </table:table-cell>
          <table:covered-table-cell table:style-name="ce9"/>
          <table:covered-table-cell table:style-name="ce13"/>
          <table:table-cell table:style-name="ce4" office:value-type="string" table:number-columns-spanned="3" table:number-rows-spanned="1">
            <text:p>B<text:span text:style-name="T1">3</text:span></text:p>
          </table:table-cell>
          <table:covered-table-cell table:style-name="ce8"/>
          <table:covered-table-cell table:style-name="ce10"/>
          <table:table-cell table:style-name="ce10" office:value-type="string" table:number-columns-spanned="3" table:number-rows-spanned="1">
            <text:p>CEAF<text:span text:style-name="T2">e</text:span></text:p>
          </table:table-cell>
          <table:covered-table-cell table:style-name="ce8"/>
          <table:covered-table-cell table:style-name="ce10"/>
          <table:table-cell table:style-name="ce8" office:value-type="string">
            <text:p>CoNLL</text:p>
          </table:table-cell>
        </table:table-row>
        <table:table-row table:style-name="ro2">
          <table:table-cell/>
          <table:table-cell table:style-name="ce1"/>
          <table:table-cell table:style-name="ce5" office:value-type="string">
            <text:p>P</text:p>
          </table:table-cell>
          <table:table-cell table:style-name="ce5" office:value-type="string">
            <text:p>R</text:p>
          </table:table-cell>
          <table:table-cell table:style-name="ce11" office:value-type="string">
            <text:p>F1</text:p>
          </table:table-cell>
          <table:table-cell table:style-name="ce5" office:value-type="string">
            <text:p>P</text:p>
          </table:table-cell>
          <table:table-cell table:style-name="ce5" office:value-type="string">
            <text:p>R</text:p>
          </table:table-cell>
          <table:table-cell table:style-name="ce11" office:value-type="string">
            <text:p>F1</text:p>
          </table:table-cell>
          <table:table-cell table:style-name="ce5" office:value-type="string">
            <text:p>P</text:p>
          </table:table-cell>
          <table:table-cell table:style-name="ce5" office:value-type="string">
            <text:p>R</text:p>
          </table:table-cell>
          <table:table-cell table:style-name="ce11" office:value-type="string">
            <text:p>F1</text:p>
          </table:table-cell>
          <table:table-cell table:style-name="ce5" office:value-type="string">
            <text:p>F1</text:p>
          </table:table-cell>
        </table:table-row>
        <table:table-row table:style-name="ro2">
          <table:table-cell/>
          <table:table-cell table:style-name="ce2" office:value-type="string">
            <text:p>samelemma</text:p>
          </table:table-cell>
          <table:table-cell table:style-name="ce6" office:value-type="float" office:value="80.8">
            <text:p>80.8</text:p>
          </table:table-cell>
          <table:table-cell table:style-name="ce6" office:value-type="float" office:value="73.8">
            <text:p>73.8</text:p>
          </table:table-cell>
          <table:table-cell table:style-name="ce12" office:value-type="float" office:value="77.1">
            <text:p>77.1</text:p>
          </table:table-cell>
          <table:table-cell table:style-name="ce6" office:value-type="float" office:value="56.2">
            <text:p>56.2</text:p>
          </table:table-cell>
          <table:table-cell table:style-name="ce6" office:value-type="float" office:value="51.9">
            <text:p>51.9</text:p>
          </table:table-cell>
          <table:table-cell table:style-name="ce12" office:value-type="float" office:value="53.9">
            <text:p>53.9</text:p>
          </table:table-cell>
          <table:table-cell table:style-name="ce6" office:value-type="float" office:value="33.2">
            <text:p>33.2</text:p>
          </table:table-cell>
          <table:table-cell table:style-name="ce6" office:value-type="float" office:value="50">
            <text:p>50</text:p>
          </table:table-cell>
          <table:table-cell table:style-name="ce12" office:value-type="float" office:value="39.9">
            <text:p>39.9</text:p>
          </table:table-cell>
          <table:table-cell table:style-name="ce16" table:formula="of:=AVERAGE([.E14];[.H14];[.K14])" office:value-type="float" office:value="56.9666666666667">
            <text:p>57.0</text:p>
          </table:table-cell>
        </table:table-row>
        <table:table-row table:style-name="ro2">
          <table:table-cell/>
          <table:table-cell table:style-name="ce2" office:value-type="string">
            <text:p>samehead</text:p>
          </table:table-cell>
          <table:table-cell table:style-name="ce6" office:value-type="float" office:value="79.7">
            <text:p>79.7</text:p>
          </table:table-cell>
          <table:table-cell table:style-name="ce6" office:value-type="float" office:value="76.9">
            <text:p>76.9</text:p>
          </table:table-cell>
          <table:table-cell table:style-name="ce12" office:value-type="float" office:value="78.2">
            <text:p>78.2</text:p>
          </table:table-cell>
          <table:table-cell table:style-name="ce6" office:value-type="float" office:value="51.1">
            <text:p>51.1</text:p>
          </table:table-cell>
          <table:table-cell table:style-name="ce6" office:value-type="float" office:value="55">
            <text:p>55</text:p>
          </table:table-cell>
          <table:table-cell table:style-name="ce12" office:value-type="float" office:value="53">
            <text:p>53</text:p>
          </table:table-cell>
          <table:table-cell table:style-name="ce6" office:value-type="float" office:value="39.1">
            <text:p>39.1</text:p>
          </table:table-cell>
          <table:table-cell table:style-name="ce6" office:value-type="float" office:value="47">
            <text:p>47</text:p>
          </table:table-cell>
          <table:table-cell table:style-name="ce12" office:value-type="float" office:value="42.7">
            <text:p>42.7</text:p>
          </table:table-cell>
          <table:table-cell table:style-name="ce16" table:formula="of:=AVERAGE([.E15];[.H15];[.K15])" office:value-type="float" office:value="57.9666666666667">
            <text:p>58.0</text:p>
          </table:table-cell>
        </table:table-row>
        <table:table-row table:style-name="ro2">
          <table:table-cell/>
          <table:table-cell table:style-name="ce2" office:value-type="string">
            <text:p>HDDCRP</text:p>
          </table:table-cell>
          <table:table-cell table:style-name="ce6" office:value-type="float" office:value="94.1">
            <text:p>94.1</text:p>
          </table:table-cell>
          <table:table-cell table:style-name="ce6" office:value-type="float" office:value="81.7">
            <text:p>81.7</text:p>
          </table:table-cell>
          <table:table-cell table:style-name="ce12" office:value-type="float" office:value="87.5">
            <text:p>87.5</text:p>
          </table:table-cell>
          <table:table-cell table:style-name="ce6" office:value-type="float" office:value="89.5">
            <text:p>89.5</text:p>
          </table:table-cell>
          <table:table-cell table:style-name="ce6" office:value-type="float" office:value="62.4">
            <text:p>62.4</text:p>
          </table:table-cell>
          <table:table-cell table:style-name="ce12" office:value-type="float" office:value="73.5">
            <text:p>73.5</text:p>
          </table:table-cell>
          <table:table-cell table:style-name="ce6" office:value-type="float" office:value="43.2">
            <text:p>43.2</text:p>
          </table:table-cell>
          <table:table-cell table:style-name="ce6" office:value-type="float" office:value="76.5">
            <text:p>76.5</text:p>
          </table:table-cell>
          <table:table-cell table:style-name="ce12" office:value-type="float" office:value="55.3">
            <text:p>55.3</text:p>
          </table:table-cell>
          <table:table-cell table:style-name="ce16" table:formula="of:=AVERAGE([.E16];[.H16];[.K16])" office:value-type="float" office:value="72.1">
            <text:p>72.1</text:p>
          </table:table-cell>
        </table:table-row>
        <table:table-row table:style-name="ro1" table:number-rows-repeated="6">
          <table:table-cell table:number-columns-repeated="12"/>
        </table:table-row>
        <table:table-row table:style-name="ro2">
          <table:table-cell office:value-type="string">
            <text:p>dev</text:p>
          </table:table-cell>
          <table:table-cell table:style-name="ce2" office:value-type="string">
            <text:p>HDDCRP1</text:p>
          </table:table-cell>
          <table:table-cell table:style-name="ce6" office:value-type="float" office:value="96.1">
            <text:p>96.1</text:p>
          </table:table-cell>
          <table:table-cell table:style-name="ce6" office:value-type="float" office:value="88.5">
            <text:p>88.5</text:p>
          </table:table-cell>
          <table:table-cell table:style-name="ce12" office:value-type="float" office:value="92.1">
            <text:p>92.1</text:p>
          </table:table-cell>
          <table:table-cell table:style-name="ce6" office:value-type="float" office:value="81.2">
            <text:p>81.2</text:p>
          </table:table-cell>
          <table:table-cell table:style-name="ce6" office:value-type="float" office:value="72.2">
            <text:p>72.2</text:p>
          </table:table-cell>
          <table:table-cell table:style-name="ce12" office:value-type="float" office:value="76.5">
            <text:p>76.5</text:p>
          </table:table-cell>
          <table:table-cell table:style-name="ce6" office:value-type="float" office:value="46.3">
            <text:p>46.3</text:p>
          </table:table-cell>
          <table:table-cell table:style-name="ce6" office:value-type="float" office:value="76.9">
            <text:p>76.9</text:p>
          </table:table-cell>
          <table:table-cell table:style-name="ce12" office:value-type="float" office:value="57.8">
            <text:p>57.8</text:p>
          </table:table-cell>
          <table:table-cell table:style-name="ce16" table:formula="of:=AVERAGE([.E23];[.H23];[.K23])" office:value-type="float" office:value="75.4666666666667">
            <text:p>75.5</text:p>
          </table:table-cell>
        </table:table-row>
        <table:table-row table:style-name="ro1">
          <table:table-cell table:number-columns-repeated="12"/>
        </table:table-row>
        <table:table-row table:style-name="ro2">
          <table:table-cell office:value-type="string">
            <text:p>test</text:p>
          </table:table-cell>
          <table:table-cell table:style-name="ce2" office:value-type="string">
            <text:p>HDDCRP1</text:p>
          </table:table-cell>
          <table:table-cell table:style-name="ce6" office:value-type="float" office:value="94.4">
            <text:p>94.4</text:p>
          </table:table-cell>
          <table:table-cell table:style-name="ce6" office:value-type="float" office:value="81.7">
            <text:p>81.7</text:p>
          </table:table-cell>
          <table:table-cell table:style-name="ce12" office:value-type="float" office:value="87.6">
            <text:p>87.6</text:p>
          </table:table-cell>
          <table:table-cell table:style-name="ce6" office:value-type="float" office:value="90">
            <text:p>90</text:p>
          </table:table-cell>
          <table:table-cell table:style-name="ce6" office:value-type="float" office:value="62.08">
            <text:p>62.08</text:p>
          </table:table-cell>
          <table:table-cell table:style-name="ce12" office:value-type="float" office:value="73.5">
            <text:p>73.5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76.7">
            <text:p>76.7</text:p>
          </table:table-cell>
          <table:table-cell table:style-name="ce12" office:value-type="float" office:value="55.1">
            <text:p>55.1</text:p>
          </table:table-cell>
          <table:table-cell table:style-name="ce16" table:formula="of:=AVERAGE([.E25];[.H25];[.K25])" office:value-type="float" office:value="72.0666666666667">
            <text:p>72.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pple Braille" svg:font-family="'Apple Braille'" style:font-pitch="variable" style:font-charset="x-symbol"/>
    <style:font-face style:name="Adobe Caslon Pro" svg:font-family="'Adobe Caslon Pro'" style:font-pitch="variable"/>
    <style:font-face style:name="Adobe Devanagari" svg:font-family="'Adobe Devanagari'" style:font-pitch="variable"/>
    <style:font-face style:name="Adobe Hebrew" svg:font-family="'Adobe Hebrew'" style:font-pitch="variable"/>
    <style:font-face style:name="Apple SD Gothic Neo" svg:font-family="'Apple SD Gothic Neo'" style:font-pitch="variable"/>
    <style:font-face style:name="Avenir" svg:font-family="Avenir" style:font-pitch="variable"/>
    <style:font-face style:name="Baskerville" svg:font-family="Baskerville" style:font-pitch="variable"/>
    <style:font-face style:name="Beirut" svg:font-family="Beirut" style:font-pitch="variable"/>
    <style:font-face style:name="Didot" svg:font-family="Didot" style:font-pitch="variable"/>
    <style:font-face style:name="Geeza Pro" svg:font-family="'Geeza Pro'" style:font-pitch="variable"/>
    <style:font-face style:name="Helvetica Neue" svg:font-family="'Helvetica Neue'" style:font-pitch="variable"/>
    <style:font-face style:name="Iowan Old Style" svg:font-family="'Iowan Old Style'" style:font-pitch="variable"/>
    <style:font-face style:name="Lantinghei TC" svg:font-family="'Lantinghei TC'" style:font-pitch="variable"/>
    <style:font-face style:name="Arial" svg:font-family="Arial" style:font-family-generic="swiss" style:font-pitch="variable"/>
    <style:font-face style:name="Gill Sans" svg:font-family="'Gill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2">05/02/2017</text:date>, <text:time>21:51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2T19:12:44</meta:creation-date>
    <meta:generator>OpenOffice/4.1.2$Unix OpenOffice.org_project/412m3$Build-9782</meta:generator>
    <dc:date>2017-05-02T21:51:39</dc:date>
    <meta:editing-duration>PT2H38M56S</meta:editing-duration>
    <meta:editing-cycles>85</meta:editing-cycles>
    <meta:document-statistic meta:table-count="3" meta:cell-count="120" meta:object-count="0"/>
  </office:meta>
</office:document-meta>
</file>